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2.302cm" style:rel-column-width="1305*"/>
    </style:style>
    <style:style style:name="Tableau1.B" style:family="table-column">
      <style:table-column-properties style:column-width="1.298cm" style:rel-column-width="736*"/>
    </style:style>
    <style:style style:name="Tableau1.C" style:family="table-column">
      <style:table-column-properties style:column-width="1.603cm" style:rel-column-width="909*"/>
    </style:style>
    <style:style style:name="Tableau1.D" style:family="table-column">
      <style:table-column-properties style:column-width="1.596cm" style:rel-column-width="905*"/>
    </style:style>
    <style:style style:name="Tableau1.E" style:family="table-column">
      <style:table-column-properties style:column-width="1.402cm" style:rel-column-width="795*"/>
    </style:style>
    <style:style style:name="Tableau1.F" style:family="table-column">
      <style:table-column-properties style:column-width="1.3cm" style:rel-column-width="73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a2008" officeooo:paragraph-rsid="002d2cd6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a621a" officeooo:paragraph-rsid="002a621a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2d2cd6" officeooo:paragraph-rsid="002d2cd6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2a2008"/>
    </style:style>
    <style:style style:name="T3" style:family="text">
      <style:text-properties officeooo:rsid="002d2cd6"/>
    </style:style>
    <style:style style:name="T4" style:family="text">
      <style:text-properties officeooo:rsid="002eaa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is département de la <text:span text:style-name="T4">Loire</text:span> (42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5ZBR</text:p>
          </table:table-cell>
          <table:table-cell table:style-name="Tableau1.A2" office:value-type="string">
            <text:p text:style-name="P4">145.6125</text:p>
            <text:p text:style-name="P4">430.075</text:p>
            <text:p text:style-name="P4"/>
          </table:table-cell>
          <table:table-cell table:style-name="Tableau1.A2" office:value-type="string">
            <text:p text:style-name="P4">-600Hz</text:p>
            <text:p text:style-name="P4">+1.6MHz</text:p>
          </table:table-cell>
          <table:table-cell table:style-name="Tableau1.A2" office:value-type="string">
            <text:p text:style-name="P4">FM</text:p>
            <text:p text:style-name="P4">FM</text:p>
          </table:table-cell>
          <table:table-cell table:style-name="Tableau1.F2" office:value-type="string">
            <text:p text:style-name="P4">123 Hz</text:p>
            <text:p text:style-name="P4">aucun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1ZEV</text:p>
          </table:table-cell>
          <table:table-cell table:style-name="Tableau1.A2" office:value-type="string">
            <text:p text:style-name="P4">51.950</text:p>
          </table:table-cell>
          <table:table-cell table:style-name="Tableau1.A2" office:value-type="string">
            <text:p text:style-name="P3">-<text:span text:style-name="T2">1.6 MHz</text:span></text:p>
          </table:table-cell>
          <table:table-cell table:style-name="Tableau1.A2" office:value-type="string">
            <text:p text:style-name="P4">FM</text:p>
          </table:table-cell>
          <table:table-cell table:style-name="Tableau1.F2" office:value-type="string">
            <text:p text:style-name="P4">123 Hz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1ZCK</text:p>
          </table:table-cell>
          <table:table-cell table:style-name="Tableau1.A2" office:value-type="string">
            <text:p text:style-name="P4">438.200</text:p>
            <text:p text:style-name="P4">438.525</text:p>
            <text:p text:style-name="P4">439.6375</text:p>
            <text:p text:style-name="P4">144.800</text:p>
            <text:p text:style-name="P4">439.9875</text:p>
            <text:p text:style-name="P6">433.775</text:p>
          </table:table-cell>
          <table:table-cell table:style-name="Tableau1.A2" office:value-type="string">
            <text:p text:style-name="P3">-<text:span text:style-name="T2">7.6 MHz</text:span></text:p>
            <text:p text:style-name="P3">-<text:span text:style-name="T2">7.6 MHz</text:span></text:p>
            <text:p text:style-name="P3">-<text:span text:style-name="T2">9.4 MHz</text:span></text:p>
            <text:p text:style-name="P3">-</text:p>
            <text:p text:style-name="P3">-</text:p>
            <text:p text:style-name="P3">-</text:p>
          </table:table-cell>
          <table:table-cell table:style-name="Tableau1.A2" office:value-type="string">
            <text:p text:style-name="P6">DSTAR</text:p>
            <text:p text:style-name="P6">DMR</text:p>
            <text:p text:style-name="P6">C4FM</text:p>
            <text:p text:style-name="P6">APRS</text:p>
            <text:p text:style-name="P6">Pocsag</text:p>
            <text:p text:style-name="P6">LoRa</text:p>
          </table:table-cell>
          <table:table-cell table:style-name="Tableau1.F2" office:value-type="string">
            <text:p text:style-name="P3">-</text:p>
            <text:p text:style-name="P3">-</text:p>
            <text:p text:style-name="P3">-</text:p>
            <text:p text:style-name="P3">-</text:p>
            <text:p text:style-name="P3">-</text:p>
            <text:p text:style-name="P3">-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1ZGJ</text:p>
          </table:table-cell>
          <table:table-cell table:style-name="Tableau1.A2" office:value-type="string">
            <text:p text:style-name="P6">1247 MHz</text:p>
          </table:table-cell>
          <table:table-cell table:style-name="Tableau1.A2" office:value-type="string">
            <text:p text:style-name="P6">+35 MHz</text:p>
          </table:table-cell>
          <table:table-cell table:style-name="Tableau1.A2" office:value-type="string">
            <text:p text:style-name="P6">DATV</text:p>
          </table:table-cell>
          <table:table-cell table:style-name="Tableau1.F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4">Saint bonnet le château (ADRASEC)</text:p>
          </table:table-cell>
          <table:table-cell table:style-name="Tableau1.A2" office:value-type="string">
            <text:p text:style-name="P4">F1ZAD</text:p>
          </table:table-cell>
          <table:table-cell table:style-name="Tableau1.A2" office:value-type="string">
            <text:p text:style-name="P6">145.475</text:p>
            <text:p text:style-name="P6">432.537</text:p>
            <text:p text:style-name="P6">50.<text:span text:style-name="T3">525</text:span></text:p>
          </table:table-cell>
          <table:table-cell table:style-name="Tableau1.A2" office:value-type="string">
            <text:p text:style-name="P3">-</text:p>
            <text:p text:style-name="P3">-</text:p>
            <text:p text:style-name="P3">-</text:p>
          </table:table-cell>
          <table:table-cell table:style-name="Tableau1.A2" office:value-type="string">
            <text:p text:style-name="P6">FM</text:p>
            <text:p text:style-name="P6">FM</text:p>
            <text:p text:style-name="P6">FM</text:p>
          </table:table-cell>
          <table:table-cell table:style-name="Tableau1.F2" office:value-type="string">
            <text:p text:style-name="P5">123 Hz</text:p>
            <text:p text:style-name="P5">123 Hz</text:p>
            <text:p text:style-name="P5">123 Hz</text:p>
          </table:table-cell>
        </table:table-row>
        <table:table-row>
          <table:table-cell table:style-name="Tableau1.A2" office:value-type="string">
            <text:p text:style-name="P4">Saint Appolinard</text:p>
          </table:table-cell>
          <table:table-cell table:style-name="Tableau1.A2" office:value-type="string">
            <text:p text:style-name="P4">F1ZID</text:p>
          </table:table-cell>
          <table:table-cell table:style-name="Tableau1.A2" office:value-type="string">
            <text:p text:style-name="P6">145.4375</text:p>
            <text:p text:style-name="P6">430.200</text:p>
          </table:table-cell>
          <table:table-cell table:style-name="Tableau1.A2" office:value-type="string">
            <text:p text:style-name="P3">-</text:p>
            <text:p text:style-name="P6">+9.4 MHz</text:p>
          </table:table-cell>
          <table:table-cell table:style-name="Tableau1.A2" office:value-type="string">
            <text:p text:style-name="P6">FM</text:p>
            <text:p text:style-name="P6">FM</text:p>
          </table:table-cell>
          <table:table-cell table:style-name="Tableau1.F2" office:value-type="string">
            <text:p text:style-name="P6">123 Hz</text:p>
            <text:p text:style-name="P6">-</text:p>
          </table:table-cell>
        </table:table-row>
        <table:table-row>
          <table:table-cell table:style-name="Tableau1.A2" office:value-type="string">
            <text:p text:style-name="P4">Véranne</text:p>
          </table:table-cell>
          <table:table-cell table:style-name="Tableau1.A2" office:value-type="string">
            <text:p text:style-name="P4">F1ZTA</text:p>
          </table:table-cell>
          <table:table-cell table:style-name="Tableau1.A2" office:value-type="string">
            <text:p text:style-name="P6">439.525</text:p>
            <text:p text:style-name="P6">144.750</text:p>
            <text:p text:style-name="P6">1243.000</text:p>
          </table:table-cell>
          <table:table-cell table:style-name="Tableau1.A2" office:value-type="string">
            <text:p text:style-name="P6">144.750</text:p>
            <text:p text:style-name="P6">439.525</text:p>
            <text:p text:style-name="P6">2308.000</text:p>
          </table:table-cell>
          <table:table-cell table:style-name="Tableau1.A2" office:value-type="string">
            <text:p text:style-name="P6">FM</text:p>
            <text:p text:style-name="P6">FM</text:p>
            <text:p text:style-name="P6">DATV</text:p>
          </table:table-cell>
          <table:table-cell table:style-name="Tableau1.F2" office:value-type="string">
            <text:p text:style-name="P3">-</text:p>
            <text:p text:style-name="P3">-</text:p>
            <text:p text:style-name="P3">-</text:p>
          </table:table-cell>
        </table:table-row>
        <table:table-row>
          <table:table-cell table:style-name="Tableau1.A2" office:value-type="string">
            <text:p text:style-name="P7">Bourg Argental</text:p>
          </table:table-cell>
          <table:table-cell table:style-name="Tableau1.A2" office:value-type="string">
            <text:p text:style-name="P7">F1ZXP</text:p>
          </table:table-cell>
          <table:table-cell table:style-name="Tableau1.A2" office:value-type="string">
            <text:p text:style-name="P7">433.775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7">LoRa</text:p>
          </table:table-cell>
          <table:table-cell table:style-name="Tableau1.F2" office:value-type="string">
            <text:p text:style-name="P3">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dept_42_AMR</text:file-name><text:tab/><text:date style:data-style-name="N37" text:date-value="2022-07-02T18:07:40.179999936">02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8:06:42.676000000</dc:date>
    <meta:editing-duration>PT4H14M28S</meta:editing-duration>
    <meta:editing-cycles>15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100" meta:word-count="133" meta:character-count="614" meta:non-whitespace-character-count="581"/>
  </office:meta>
</office:document-meta>
</file>